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081d6"/>
    </style:style>
    <style:style style:name="P2" style:family="paragraph" style:parent-style-name="Standard">
      <style:text-properties style:font-name="Arial" fo:font-size="12pt" officeooo:rsid="000081d6" officeooo:paragraph-rsid="000081d6"/>
    </style:style>
    <style:style style:name="P3" style:family="paragraph" style:parent-style-name="Standard">
      <style:text-properties style:font-name="Arial" fo:font-size="12pt" fo:font-weight="bold" style:font-weight-asian="bold" style:font-weight-complex="bold"/>
    </style:style>
    <style:style style:name="P4" style:family="paragraph" style:parent-style-name="Standard">
      <style:text-properties style:font-name="Arial" fo:font-size="12pt" fo:font-weight="bold" officeooo:rsid="000081d6" officeooo:paragraph-rsid="000081d6" style:font-weight-asian="bold" style:font-weight-complex="bold"/>
    </style:style>
    <style:style style:name="P5" style:family="paragraph" style:parent-style-name="Standard">
      <style:text-properties fo:font-weight="bold" officeooo:paragraph-rsid="00017a08" style:font-weight-asian="bold" style:font-weight-complex="bold"/>
    </style:style>
    <style:style style:name="P6" style:family="paragraph" style:parent-style-name="Standard">
      <style:text-properties fo:font-weight="normal" officeooo:rsid="00017a08" officeooo:paragraph-rsid="00017a08" style:font-weight-asian="normal" style:font-weight-complex="normal"/>
    </style:style>
    <style:style style:name="P7" style:family="paragraph" style:parent-style-name="Standard">
      <style:text-properties fo:font-weight="normal" officeooo:paragraph-rsid="00017a08" style:font-weight-asian="normal" style:font-weight-complex="normal"/>
    </style:style>
    <style:style style:name="T1" style:family="text">
      <style:text-properties style:font-name="Arial" fo:font-size="12pt" officeooo:rsid="00017a08"/>
    </style:style>
    <style:style style:name="T2" style:family="text">
      <style:text-properties officeooo:rsid="00017a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1. Write validations for State (Short name), Country Name, Zip Code etc.</text:p>
      <text:p text:style-name="P1"/>
      <text:p text:style-name="P2"/>
      <text:p text:style-name="P2"><text:tab/>&lt;script type="text/javascript"&gt;</text:p>
      <text:p text:style-name="P2"/>
      <text:p text:style-name="P2"><text:tab/>function validate(){</text:p>
      <text:p text:style-name="P2"/>
      <text:p text:style-name="P2"><text:tab/>var stateName = document.getElementById("state_name").value;</text:p>
      <text:p text:style-name="P2"><text:tab/>var country = document.getElementById('country_name').value;</text:p>
      <text:p text:style-name="P2"><text:tab/>var zipcode = document.getElementById('zip_code').value;</text:p>
      <text:p text:style-name="P2"/>
      <text:p text:style-name="P2"><text:tab/>var countryValidate = /^([\w]{3,})$/</text:p>
      <text:p text:style-name="P2"><text:tab/>var stateValidate = /^([A-Z]{2,3})$/</text:p>
      <text:p text:style-name="P2"><text:tab/>var zipValidate = /^([\d]{6})$/</text:p>
      <text:p text:style-name="P2"/>
      <text:p text:style-name="P2"><text:tab/>var countryTest = countryValidate.test(country);</text:p>
      <text:p text:style-name="P2"><text:tab/>var stateTest = stateValidate.test(stateName);</text:p>
      <text:p text:style-name="P2"><text:tab/>var zipcodeTest = zipValidate.test(zipcode);</text:p>
      <text:p text:style-name="P2"/>
      <text:p text:style-name="P2"><text:tab/>if(stateName == '' || country == '' || zipcode == ''){</text:p>
      <text:p text:style-name="P2"/>
      <text:p text:style-name="P2"><text:tab/>alert("all fields required");</text:p>
      <text:p text:style-name="P2"><text:tab/>} else{</text:p>
      <text:p text:style-name="P2"/>
      <text:p text:style-name="P2"><text:tab/>if(countryTest == true &amp;&amp; stateTest == true &amp;&amp; zipcodeTest == true){</text:p>
      <text:p text:style-name="P2"/>
      <text:p text:style-name="P2"><text:tab/><text:tab/>alert("user input Ok!!!!!!")</text:p>
      <text:p text:style-name="P2"/>
      <text:p text:style-name="P2"><text:tab/>}else{</text:p>
      <text:p text:style-name="P2"/>
      <text:p text:style-name="P2"><text:tab/><text:tab/>alert("check it Once!!!!");</text:p>
      <text:p text:style-name="P2"/>
      <text:p text:style-name="P2"><text:tab/><text:tab/>if(countryTest == false){</text:p>
      <text:p text:style-name="P2"/>
      <text:p text:style-name="P2"><text:tab/><text:tab/> <text:s text:c="3"/>document.getElementById("errCountry").innerHTML = "Eg:India";</text:p>
      <text:p text:style-name="P2"><text:tab/><text:tab/>}</text:p>
      <text:p text:style-name="P2"/>
      <text:p text:style-name="P2"><text:tab/><text:tab/>if(stateTest == false){</text:p>
      <text:p text:style-name="P2"><text:tab/><text:tab/><text:tab/></text:p>
      <text:p text:style-name="P2"><text:tab/><text:tab/><text:tab/>document.getElementById("errState").innerHTML = "Shortcut format Eg:AP(Upper Case letters Only) for Andhra pradesh";</text:p>
      <text:p text:style-name="P2"><text:tab/><text:tab/>}</text:p>
      <text:p text:style-name="P2"><text:tab/><text:tab/>if(zipcodeTest == false){</text:p>
      <text:p text:style-name="P2"><text:tab/><text:tab/><text:tab/></text:p>
      <text:p text:style-name="P2"><text:tab/><text:tab/><text:tab/>document.getElementById('errZip').innerHTML = "Eg:533001";</text:p>
      <text:p text:style-name="P2"/>
      <text:p text:style-name="P2"><text:tab/><text:tab/>}</text:p>
      <text:p text:style-name="P2"><text:tab/><text:tab/></text:p>
      <text:p text:style-name="P2"><text:tab/>}</text:p>
      <text:p text:style-name="P2"/>
      <text:p text:style-name="P2"><text:tab/>}</text:p>
      <text:p text:style-name="P2"><text:soft-page-break/></text:p>
      <text:p text:style-name="P2"/>
      <text:p text:style-name="P2"><text:tab/>}<text:tab/><text:tab/></text:p>
      <text:p text:style-name="P2"/>
      <text:p text:style-name="P2"><text:tab/></text:p>
      <text:p text:style-name="P4">2. Presume, the names you wrote RE's for are a crew preparing for a voyage. Find each shipmate’s answer as to whether they are willing to voyage!</text:p>
      <text:p text:style-name="P4">3.All sailors have entered their taglines!</text:p>
      <text:p text:style-name="P2"/>
      <text:p text:style-name="P2">&lt;script type="text/javascript"&gt;</text:p>
      <text:p text:style-name="P2"/>
      <text:p text:style-name="P2"><text:tab/>function searchString(){</text:p>
      <text:p text:style-name="P2"><text:tab/><text:tab/></text:p>
      <text:p text:style-name="P2"><text:tab/>var arrStr = ["ok, i will do it", "okie dokie", "Ahooy, Okay!!!", "why sure, i can go", "arrr, yes matey", "My answer me mate, is yes", "y"];</text:p>
      <text:p text:style-name="P2"/>
      <text:p text:style-name="P2"><text:tab/>var userData = document.getElementById("user_input").value;</text:p>
      <text:p text:style-name="P2"/>
      <text:p text:style-name="P2"><text:tab/>var taglineData =document.getElementById("user_tagline").value;</text:p>
      <text:p text:style-name="P2"/>
      <text:p text:style-name="P2"><text:tab/>var stringvalidate = /^([\w\S]{1,4})$/;</text:p>
      <text:p text:style-name="P2"/>
      <text:p text:style-name="P2"><text:tab/>var taglineValidate = /^([^\d]){20,40}$/;</text:p>
      <text:p text:style-name="P2"/>
      <text:p text:style-name="P2"><text:tab/>var taglineTest = taglineValidate.test(taglineData)</text:p>
      <text:p text:style-name="P2"/>
      <text:p text:style-name="P2"><text:tab/>var stringTest = stringvalidate.test(userData);</text:p>
      <text:p text:style-name="P2"/>
      <text:p text:style-name="P2"><text:tab/><text:tab/><text:tab/></text:p>
      <text:p text:style-name="P2"/>
      <text:p text:style-name="P2"><text:tab/><text:tab/>if(userData == ''){</text:p>
      <text:p text:style-name="P2"><text:tab/><text:tab/><text:tab/>alert("Field required");</text:p>
      <text:p text:style-name="P2"><text:tab/><text:tab/>}</text:p>
      <text:p text:style-name="P2"><text:tab/><text:tab/>else{</text:p>
      <text:p text:style-name="P2"/>
      <text:p text:style-name="P2"><text:tab/><text:tab/>if(stringTest == true &amp;&amp; taglineTest == true){</text:p>
      <text:p text:style-name="P2"/>
      <text:p text:style-name="P2"><text:tab/><text:tab/>for(var i=0;i&lt;arrStr.length; i++){</text:p>
      <text:p text:style-name="P2"/>
      <text:p text:style-name="P2"><text:tab/><text:tab/><text:tab/>if (arrStr[i].match(userData)){ </text:p>
      <text:p text:style-name="P2"/>
      <text:p text:style-name="P2"><text:tab/><text:tab/><text:tab/><text:tab/>alert(arrStr[i]);</text:p>
      <text:p text:style-name="P2"><text:tab/><text:tab/><text:tab/><text:tab/><text:tab/><text:tab/><text:tab/>document.getElementById('errorKeyword').innerHTML ='';</text:p>
      <text:p text:style-name="P2"><text:tab/><text:tab/><text:tab/><text:tab/><text:tab/><text:tab/><text:tab/>document.getElementById('errorTagline').innerHTML ='';</text:p>
      <text:p text:style-name="P2"><text:tab/><text:tab/><text:tab/><text:tab/><text:tab/><text:tab/><text:tab/>}</text:p>
      <text:p text:style-name="P2"/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}</text:p>
      <text:p text:style-name="P2"/>
      <text:p text:style-name="P2"><text:soft-page-break/><text:tab/><text:tab/><text:tab/><text:tab/>if(stringTest == false){ </text:p>
      <text:p text:style-name="P2"/>
      <text:p text:style-name="P2"><text:tab/>document.getElementById('errorKeyword').innerHTML = "*only ok, Okay, sure, yes, y are accepted";</text:p>
      <text:p text:style-name="P2"><text:tab/><text:tab/><text:tab/><text:tab/><text:tab/></text:p>
      <text:p text:style-name="P2"><text:tab/>}</text:p>
      <text:p text:style-name="P2"><text:tab/><text:tab/>if(taglineTest == false){</text:p>
      <text:p text:style-name="P2"/>
      <text:p text:style-name="P2"><text:tab/>document.getElementById('errorTagline').innerHTML ="*Error Tagline characters must be 20 to 40";</text:p>
      <text:p text:style-name="P2"><text:tab/><text:tab/><text:tab/><text:tab/><text:tab/></text:p>
      <text:p text:style-name="P2"><text:tab/><text:tab/><text:tab/><text:tab/>}</text:p>
      <text:p text:style-name="P2"/>
      <text:p text:style-name="P2"><text:tab/><text:tab/><text:tab/>}</text:p>
      <text:p text:style-name="P2"><text:tab/>&lt;/script&gt;</text:p>
      <text:p text:style-name="P2"/>
      <text:p text:style-name="P2"/>
      <text:p text:style-name="P5"><text:span text:style-name="T1">4.</text:span>4.Finding More Than Just 1 Match: find all the bird<text:span text:style-name="T2">s</text:span></text:p>
      <text:p text:style-name="P5">5. Every crew member has a home:</text:p>
      <text:p text:style-name="P5"/>
      <text:p text:style-name="P6">&lt;script type="text/javascript"&gt;</text:p>
      <text:p text:style-name="P6"><text:s text:c="8"/>function seperate(){</text:p>
      <text:p text:style-name="P6"/>
      <text:p text:style-name="P6"><text:s text:c="12"/>var animals = " King penguin \n Emperor penguin \n Wandering albatross \n Arctic Tern \n Rockhopper Penguin \n Narwhal \n Weddell seal";</text:p>
      <text:p text:style-name="P6"><text:s text:c="12"/></text:p>
      <text:p text:style-name="P6"><text:s text:c="12"/>var birds = /(King penguin|Emperor penguin|Wandering albatross|Rockhopper Penguin| Arctic Tern)/gi;</text:p>
      <text:p text:style-name="P6"/>
      <text:p text:style-name="P6"><text:s text:c="12"/>var result = animals.match(birds);</text:p>
      <text:p text:style-name="P6"/>
      <text:p text:style-name="P6"><text:s text:c="12"/>document.getElementById("birdsList").innerHTML = result ;</text:p>
      <text:p text:style-name="P6"><text:s text:c="8"/>}</text:p>
      <text:p text:style-name="P6"/>
      <text:p text:style-name="P6"><text:s text:c="8"/>function addPost(){</text:p>
      <text:p text:style-name="P6"><text:s text:c="12"/>var address = document.getElementById('address_input').value;</text:p>
      <text:p text:style-name="P6"/>
      <text:p text:style-name="P6"><text:s text:c="12"/>var addPattern = /(\d{1,})?([.]{1,})?([\w\s\,])+([\w]{6})/;</text:p>
      <text:p text:style-name="P6"/>
      <text:p text:style-name="P6"><text:s text:c="12"/>var test <text:s/>= addPattern.test(address);</text:p>
      <text:p text:style-name="P6"/>
      <text:p text:style-name="P6"><text:s text:c="12"/>if(test == true){</text:p>
      <text:p text:style-name="P6"><text:s text:c="16"/>alert("address successfully posted");</text:p>
      <text:p text:style-name="P6"><text:s text:c="16"/>document.getElementById("displayAddress").innerHTML = "your address is:"+address;</text:p>
      <text:p text:style-name="P6"><text:s text:c="12"/>}</text:p>
      <text:p text:style-name="P6"/>
      <text:p text:style-name="P6"><text:s text:c="12"/>else{</text:p>
      <text:p text:style-name="P6"/>
      <text:p text:style-name="P6"><text:s text:c="16"/>document.getElementById("displayAddress").innerHTML = "Error-&gt;Eg:1 Reindeer Lane, North Pole, AK 99705";</text:p>
      <text:p text:style-name="P6"><text:s text:c="12"/>}</text:p>
      <text:p text:style-name="P6"><text:s text:c="8"/>}</text:p>
      <text:p text:style-name="P6"><text:soft-page-break/><text:s text:c="4"/>&lt;/script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9:52:47.979159185</meta:creation-date>
    <dc:date>2018-10-13T10:04:59.263948272</dc:date>
    <meta:editing-duration>PT2M1S</meta:editing-duration>
    <meta:editing-cycles>1</meta:editing-cycles>
    <meta:document-statistic meta:table-count="0" meta:image-count="0" meta:object-count="0" meta:page-count="4" meta:paragraph-count="95" meta:word-count="364" meta:character-count="3578" meta:non-whitespace-character-count="2915"/>
    <meta:generator>LibreOffice/5.1.6.2$Linux_X86_64 LibreOffice_project/10m0$Build-2</meta:generator>
  </office:meta>
</office:document-meta>
</file>